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HTMLPreformatted" style:family="paragraph">
      <style:paragraph-properties style:line-break="normal" style:vertical-align="baseline" fo:background-color="#FFFFFF"/>
    </style:style>
    <style:style style:name="T3" style:parent-style-name="DefaultParagraphFont" style:family="text">
      <style:text-properties style:text-underline-type="double" style:text-underline-style="solid" style:text-underline-width="auto" style:text-underline-mode="continuous"/>
    </style:style>
    <style:style style:name="T4" style:parent-style-name="DefaultParagraphFont" style:family="text">
      <style:text-properties style:text-underline-type="double" style:text-underline-style="solid" style:text-underline-width="auto" style:text-underline-mode="continuous"/>
    </style:style>
    <style:style style:name="T5" style:parent-style-name="DefaultParagraphFont" style:family="text">
      <style:text-properties fo:color="#000000" fo:font-size="10.5pt" style:font-size-asian="10.5pt" style:font-size-complex="10.5pt"/>
    </style:style>
    <style:style style:name="T6" style:parent-style-name="DefaultParagraphFont" style:family="text">
      <style:text-properties fo:color="#000000" fo:font-size="10.5pt" style:font-size-asian="10.5pt" style:font-size-complex="10.5pt"/>
    </style:style>
    <style:style style:name="P7" style:parent-style-name="HTMLPreformatted" style:family="paragraph">
      <style:paragraph-properties style:line-break="normal" style:vertical-align="baseline" fo:background-color="#FFFFFF"/>
      <style:text-properties fo:color="#000000" fo:font-size="10.5pt" style:font-size-asian="10.5pt" style:font-size-complex="10.5pt"/>
    </style:style>
    <style:style style:name="P8" style:parent-style-name="HTMLPreformatted" style:family="paragraph">
      <style:paragraph-properties style:line-break="normal" style:vertical-align="baseline" fo:background-color="#FFFFFF"/>
      <style:text-properties fo:color="#000000" fo:font-size="10.5pt" style:font-size-asian="10.5pt" style:font-size-complex="10.5pt"/>
    </style:style>
    <style:style style:name="P9" style:parent-style-name="HTMLPreformatted" style:family="paragraph">
      <style:paragraph-properties style:line-break="normal" style:vertical-align="baseline" fo:background-color="#FFFFFF"/>
      <style:text-properties fo:color="#000000" fo:font-size="10.5pt" style:font-size-asian="10.5pt" style:font-size-complex="10.5pt"/>
    </style:style>
    <style:style style:name="P10" style:parent-style-name="HTMLPreformatted" style:family="paragraph">
      <style:paragraph-properties style:line-break="normal" style:vertical-align="baseline" fo:background-color="#FFFFFF"/>
      <style:text-properties fo:color="#000000" fo:font-size="10.5pt" style:font-size-asian="10.5pt" style:font-size-complex="10.5pt"/>
    </style:style>
    <style:style style:name="P11" style:parent-style-name="HTMLPreformatted" style:family="paragraph">
      <style:paragraph-properties style:line-break="normal" style:vertical-align="baseline" fo:background-color="#FFFFFF"/>
      <style:text-properties fo:color="#000000" fo:font-size="10.5pt" style:font-size-asian="10.5pt" style:font-size-complex="10.5pt"/>
    </style:style>
    <style:style style:name="P12" style:parent-style-name="HTMLPreformatted" style:family="paragraph">
      <style:paragraph-properties style:line-break="normal" style:vertical-align="baseline" fo:background-color="#FFFFFF"/>
      <style:text-properties fo:color="#000000" fo:font-size="10.5pt" style:font-size-asian="10.5pt" style:font-size-complex="10.5pt"/>
    </style:style>
    <style:style style:name="P13" style:parent-style-name="HTMLPreformatted" style:family="paragraph">
      <style:paragraph-properties style:line-break="normal" style:vertical-align="baseline" fo:background-color="#FFFFFF"/>
      <style:text-properties fo:color="#000000" fo:font-size="10.5pt" style:font-size-asian="10.5pt" style:font-size-complex="10.5pt"/>
    </style:style>
    <style:style style:name="P14" style:parent-style-name="HTMLPreformatted" style:family="paragraph">
      <style:paragraph-properties style:line-break="normal" style:vertical-align="baseline" fo:background-color="#FFFFFF"/>
      <style:text-properties fo:color="#000000" fo:font-size="10.5pt" style:font-size-asian="10.5pt" style:font-size-complex="10.5pt"/>
    </style:style>
    <style:style style:name="P15" style:parent-style-name="HTMLPreformatted" style:family="paragraph">
      <style:paragraph-properties style:line-break="normal" style:vertical-align="baseline" fo:background-color="#FFFFFF"/>
      <style:text-properties fo:color="#000000" fo:font-size="10.5pt" style:font-size-asian="10.5pt" style:font-size-complex="10.5pt"/>
    </style:style>
    <style:style style:name="P16" style:parent-style-name="Standard" style:family="paragraph">
      <style:text-properties style:text-underline-type="double" style:text-underline-style="solid" style:text-underline-width="auto" style:text-underline-mode="continuous"/>
    </style:style>
  </office:automatic-styles>
  <office:body>
    <office:text text:use-soft-page-breaks="true">
      <text:p text:style-name="P1">Assignment 6:</text:p>
      <text:p text:style-name="Standard"/>
      <text:p text:style-name="Standard">exit1: 59 6f 75 20 73 65 65</text:p>
      <text:p text:style-name="Standard">exit3: 20 61 20 47 6f 6c 64</text:p>
      <text:p text:style-name="Standard">exit4: 2d 42 75 67 20 69 6e</text:p>
      <text:p text:style-name="Standard">exit4: 20 6f 6e 65 20 63 6f</text:p>
      <text:p text:style-name="Standard">exit1: 72 6e 65 72 2e 20 49</text:p>
      <text:p text:style-name="Standard">exit3: 74 20 69 73 20 74 68</text:p>
      <text:p text:style-name="Standard">exit4: 65 20 6b 65 79 20 74</text:p>
      <text:p text:style-name="Standard">exit1: 6f 20 61 20 74<text:s/>72 65</text:p>
      <text:p text:style-name="Standard">exit 3: 61 73 75 72 65 20 66</text:p>
      <text:p text:style-name="Standard">exit2: 6f 75 6e 64 20 62 79</text:p>
      <text:p text:style-name="Standard"/>
      <text:p text:style-name="Standard"/>
      <text:p text:style-name="Standard">You see the following written on the panel:</text:p>
      <text:p text:style-name="Standard"/>
      <text:p text:style-name="Standard"><text:tab/>n = 84364443735725034864402554533826279174703893439763343343863260342756678609216895093779263028809246505955647572176682669445270008816481771701417554768871285020442403001649254405058303439906229201909599348669565697534331652019516409514800265887388539283381053937433496994442146419682027649079704982600857517093</text:p>
      <text:p text:style-name="Standard"/>
      <text:p text:style-name="Standard">Enciphered: This door has RSA encryption with exponent 5 and the password is<text:s/>2969023437436183512336870086326549581833370050334837450036669432944362889834928531534906604582787578431255698715734609608169913951529053470141686196688149173328862617257328735486924568694348455256341430411625724632931444026955851997835620976005820932000358697495724798859114597671587853115690643700949719191</text:p>
      <text:p text:style-name="Standard"/>
      <text:p text:style-name="P2"><text:span text:style-name="T3">The root is<text:s/></text:span><text:span text:style-name="T4"><text:line-break/></text:span><text:span text:style-name="T5">0</text:span><text:span text:style-name="T6">1000011</text:span></text:p>
      <text:p text:style-name="P7">00111000</text:p>
      <text:p text:style-name="P8">01011001</text:p>
      <text:p text:style-name="P9">01010000</text:p>
      <text:p text:style-name="P10">00110111</text:p>
      <text:p text:style-name="P11">01101111</text:p>
      <text:p text:style-name="P12">01001100</text:p>
      <text:p text:style-name="P13">01101111</text:p>
      <text:p text:style-name="P14">00110110</text:p>
      <text:p text:style-name="P15">01011001</text:p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tkarsh7998@gmail.com</dc:creator>
    <meta:creation-date>2022-04-06T18:23:00Z</meta:creation-date>
    <dc:date>2022-04-18T10:13:00Z</dc:date>
    <meta:template xlink:href="Normal.dotm" xlink:type="simple"/>
    <meta:editing-cycles>3</meta:editing-cycles>
    <meta:editing-duration>PT14220S</meta:editing-duration>
    <meta:document-statistic meta:page-count="1" meta:paragraph-count="2" meta:word-count="171" meta:character-count="1146" meta:row-count="8" meta:non-whitespace-character-count="977"/>
  </office:meta>
</office:document-meta>
</file>